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152cm" svg:stroke-color="#0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solid" svg:stroke-color="#000000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width="0.152cm" svg:stroke-color="#000000" draw:fill="none" draw:fill-color="#ffffff" fo:min-height="0.818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fill="none" draw:fill-color="#ffffff" fo:min-height="0.704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fo:min-height="0.733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fo:min-height="0.983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1.994cm" fo:padding-top="0.201cm" fo:padding-bottom="0.201cm" fo:padding-left="0.326cm" fo:padding-right="0.326cm"/>
    </style:style>
    <style:style style:name="gr8" style:family="graphic" style:parent-style-name="standard">
      <style:graphic-properties draw:stroke="solid" svg:stroke-color="#000000" draw:fill="none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808080" fo:font-size="18pt"/>
    </style:style>
    <style:style style:name="P4" style:family="paragraph">
      <style:paragraph-properties fo:text-align="center"/>
    </style:style>
    <style:style style:name="T1" style:family="text">
      <style:text-properties fo:color="#808080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904cm" svg:height="0.008cm" draw:transform="skewX (1.41685828676873) rotate (1.56782926706621) translate (14.1610023360989cm 4.60201534898949cm)" svg:viewBox="0 0 1905 9" svg:d="m0 28349c339-1 1905 9 1905 9">
          <text:p text:style-name="P2"/>
        </draw:path>
        <draw:path draw:style-name="gr1" draw:text-style-name="P1" draw:layer="layout" svg:width="1.904cm" svg:height="0.008cm" draw:transform="skewX (1.41685828676873) rotate (1.56782926706621) translate (4.41600233609887cm 4.04301534898948cm)" svg:viewBox="0 0 1905 9" svg:d="m0 8856c339-1 1905 8 1905 8">
          <text:p text:style-name="P2"/>
        </draw:path>
        <draw:path draw:style-name="gr1" draw:text-style-name="P1" draw:layer="layout" svg:width="1.803cm" svg:height="0cm" svg:x="0cm" svg:y="0cm" svg:viewBox="0 0 1804 0" svg:d="m0 0c188 0 1804 0 1804 0">
          <text:p text:style-name="P2"/>
        </draw:path>
        <draw:ellipse draw:style-name="gr2" draw:text-style-name="P1" draw:layer="layout" svg:width="3.058cm" svg:height="0.961cm" svg:x="12.645cm" svg:y="4.463cm">
          <text:p text:style-name="P2"/>
        </draw:ellipse>
        <draw:path draw:style-name="gr1" draw:text-style-name="P1" draw:layer="layout" svg:width="3.333cm" svg:height="0.424cm" draw:transform="rotate (-0.984016632275403) translate (4.438cm 4.124cm)" svg:viewBox="0 0 3334 425" svg:d="m0-2825c554 120 3334 425 3334 425">
          <text:p text:style-name="P2"/>
        </draw:path>
        <draw:path draw:style-name="gr1" draw:text-style-name="P1" draw:layer="layout" svg:width="2.936cm" svg:height="0.622cm" draw:transform="skewX (-0.0195476876223328) rotate (1.41877814894592) translate (3.32900921393634cm 6.97066871944065cm)" svg:viewBox="0 0 2937 623" svg:d="m0 8703c522-104 2937 613 2937 613">
          <text:p text:style-name="P2"/>
        </draw:path>
        <draw:path draw:style-name="gr1" draw:text-style-name="P1" draw:layer="layout" svg:width="4.542cm" svg:height="1.049cm" draw:transform="skewX (-0.492706447837906) rotate (-0.832347520277125) translate (4.87503629732792cm 0.719519871704737cm)" svg:viewBox="0 0 4543 1050" svg:d="m0-5192c786-70 4543-1050 4543-1050">
          <text:p text:style-name="P2"/>
        </draw:path>
        <draw:circle draw:style-name="gr2" draw:text-style-name="P1" draw:layer="layout" svg:width="0.635cm" svg:height="0.635cm" svg:x="5.66cm" svg:y="6.804cm">
          <text:p text:style-name="P2"/>
        </draw:circle>
        <draw:path draw:style-name="gr1" draw:text-style-name="P1" draw:layer="layout" svg:width="1.803cm" svg:height="0cm" svg:x="0cm" svg:y="0cm" svg:viewBox="0 0 1804 0" svg:d="m0 0c188 0 1804 0 1804 0">
          <text:p text:style-name="P2"/>
        </draw:path>
        <draw:frame draw:style-name="gr3" draw:text-style-name="P3" draw:layer="layout" svg:width="1.455cm" svg:height="1.22cm" svg:x="5.177cm" svg:y="5.222cm">
          <draw:text-box>
            <text:p text:style-name="P2"><text:span text:style-name="T1">4</text:span></text:p>
          </draw:text-box>
        </draw:frame>
        <draw:frame draw:style-name="gr4" draw:text-style-name="P3" draw:layer="layout" svg:width="1.168cm" svg:height="1.114cm" svg:x="6.306cm" svg:y="2.456cm">
          <draw:text-box>
            <text:p text:style-name="P2"><text:span text:style-name="T1">8</text:span></text:p>
          </draw:text-box>
        </draw:frame>
        <draw:frame draw:style-name="gr5" draw:text-style-name="P3" draw:layer="layout" svg:width="1.177cm" svg:height="1.135cm" svg:x="2.887cm" svg:y="4.857cm">
          <draw:text-box>
            <text:p text:style-name="P2"><text:span text:style-name="T1">3</text:span></text:p>
          </draw:text-box>
        </draw:frame>
        <draw:frame draw:style-name="gr6" draw:text-style-name="P3" draw:layer="layout" svg:width="1.654cm" svg:height="1.385cm" svg:x="4.233cm" svg:y="2.647cm">
          <draw:text-box>
            <text:p text:style-name="P2"><text:span text:style-name="T1">9</text:span></text:p>
          </draw:text-box>
        </draw:frame>
        <draw:path draw:style-name="gr1" draw:text-style-name="P1" draw:layer="layout" svg:width="2.283cm" svg:height="0.258cm" draw:transform="skewX (0.201061929829709) rotate (-2.74732277556494) translate (4.25179489491484cm 2.25362522259339cm)" svg:viewBox="0 0 2284 259" svg:d="m0-7169c195 10 2284-259 2284-259">
          <text:p text:style-name="P2"/>
        </draw:path>
        <draw:frame draw:style-name="gr7" draw:text-style-name="P3" draw:layer="layout" svg:width="1.436cm" svg:height="2.396cm" svg:x="2.382cm" svg:y="1.798cm">
          <draw:text-box>
            <text:p text:style-name="P2"><text:span text:style-name="T1">5</text:span></text:p>
          </draw:text-box>
        </draw:frame>
        <draw:circle draw:style-name="gr2" draw:text-style-name="P1" draw:layer="layout" svg:width="0.635cm" svg:height="0.635cm" svg:x="4.119cm" svg:y="3.834cm">
          <text:p text:style-name="P2"/>
        </draw:circle>
        <draw:circle draw:style-name="gr2" draw:text-style-name="P1" draw:layer="layout" svg:width="0.635cm" svg:height="0.635cm" svg:x="3.046cm" svg:y="6.666cm">
          <text:p text:style-name="P2"/>
        </draw:circle>
        <draw:circle draw:style-name="gr2" draw:text-style-name="P1" draw:layer="layout" svg:width="0.635cm" svg:height="0.635cm" svg:x="7.83cm" svg:y="3.97cm">
          <text:p text:style-name="P2"/>
        </draw:circle>
        <draw:circle draw:style-name="gr2" draw:text-style-name="P1" draw:layer="layout" svg:width="0.635cm" svg:height="0.635cm" svg:x="4.137cm" svg:y="1.549cm">
          <text:p text:style-name="P2"/>
        </draw:circle>
        <draw:ellipse draw:style-name="gr8" draw:text-style-name="P1" draw:layer="layout" svg:width="0.649cm" svg:height="0.633cm" svg:x="1.553cm" svg:y="2.994cm">
          <text:p text:style-name="P2"/>
        </draw:ellipse>
        <draw:frame draw:style-name="gr9" draw:layer="layout" svg:width="0.925cm" svg:height="0.962cm" svg:x="1.439cm" svg:y="2.818cm">
          <draw:text-box>
            <text:p text:style-name="P2">A</text:p>
          </draw:text-box>
        </draw:frame>
        <draw:frame draw:style-name="gr9" draw:layer="layout" svg:width="0.925cm" svg:height="0.962cm" svg:x="3.989cm" svg:y="1.387cm">
          <draw:text-box>
            <text:p text:style-name="P2">B</text:p>
          </draw:text-box>
        </draw:frame>
        <draw:frame draw:style-name="gr9" draw:layer="layout" svg:width="0.959cm" svg:height="0.962cm" svg:x="3.932cm" svg:y="3.679cm">
          <draw:text-box>
            <text:p text:style-name="P2">C</text:p>
          </draw:text-box>
        </draw:frame>
        <draw:frame draw:style-name="gr9" draw:layer="layout" svg:width="0.959cm" svg:height="0.962cm" svg:x="2.891cm" svg:y="6.542cm">
          <draw:text-box>
            <text:p text:style-name="P2">D</text:p>
          </draw:text-box>
        </draw:frame>
        <draw:frame draw:style-name="gr9" draw:layer="layout" svg:width="0.925cm" svg:height="0.962cm" svg:x="5.477cm" svg:y="6.641cm">
          <draw:text-box>
            <text:p text:style-name="P2">E</text:p>
          </draw:text-box>
        </draw:frame>
        <draw:frame draw:style-name="gr9" draw:layer="layout" svg:width="0.891cm" svg:height="0.962cm" svg:x="7.712cm" svg:y="3.798cm">
          <draw:text-box>
            <text:p text:style-name="P2">F</text:p>
          </draw:text-box>
        </draw:frame>
        <draw:ellipse draw:style-name="gr2" draw:text-style-name="P1" draw:layer="layout" svg:width="3.058cm" svg:height="0.961cm" svg:x="12.706cm" svg:y="1.817cm">
          <text:p text:style-name="P2"/>
        </draw:ellipse>
        <draw:frame draw:style-name="gr10" draw:text-style-name="P2" draw:layer="layout" svg:width="3.567cm" svg:height="0.962cm" svg:x="12.863cm" svg:y="1.856cm">
          <draw:text-box>
            <text:p text:style-name="P2">A∪B∪F</text:p>
          </draw:text-box>
        </draw:frame>
        <draw:frame draw:style-name="gr10" draw:text-style-name="P2" draw:layer="layout" svg:width="3.567cm" svg:height="0.962cm" svg:x="12.785cm" svg:y="4.422cm">
          <draw:text-box>
            <text:p text:style-name="P2">C∪D∪E</text:p>
          </draw:text-box>
        </draw:frame>
        <draw:frame draw:style-name="gr6" draw:text-style-name="P3" draw:layer="layout" svg:width="1.386cm" svg:height="1.385cm" svg:x="13.93cm" svg:y="2.942cm">
          <draw:text-box>
            <text:p text:style-name="P2"><text:span text:style-name="T1">10</text:span></text:p>
          </draw:text-box>
        </draw:frame>
        <draw:line draw:style-name="gr11" draw:text-style-name="P4" draw:layer="layout" svg:x1="8.806cm" svg:y1="3.64cm" svg:x2="11.825cm" svg:y2="3.6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Chris Nicholls</meta:initial-creator>
    <meta:creation-date>2010-08-11T12:56:05</meta:creation-date>
    <dc:creator>Chris Nicholls</dc:creator>
    <dc:date>2010-08-17T15:17:21</dc:date>
    <meta:editing-cycles>2</meta:editing-cycles>
    <meta:editing-duration>PT5M38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